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41.2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657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9.9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Glossy-notes">
      <style:graphic-properties draw:fill-color="#ffffff" draw:auto-grow-height="true" fo:min-height="13.365cm"/>
    </style:style>
    <style:style style:name="pr2" style:family="presentation" style:parent-style-name="Glossy-title">
      <style:graphic-properties fo:min-height="2.755cm"/>
    </style:style>
    <style:style style:name="pr3" style:family="presentation" style:parent-style-name="Glossy-outline1">
      <style:graphic-properties fo:min-height="4.788cm"/>
    </style:style>
    <style:style style:name="pr4" style:family="presentation" style:parent-style-name="Glossy-notes">
      <style:graphic-properties draw:fill-color="#ffffff" fo:min-height="13.114cm"/>
    </style:style>
    <style:style style:name="pr5" style:family="presentation" style:parent-style-name="Glossy-outline1">
      <style:graphic-properties fo:min-height="1.288cm"/>
    </style:style>
    <style:style style:name="P1" style:family="paragraph">
      <style:paragraph-properties fo:text-align="center"/>
      <style:text-properties fo:font-family="'DejaVu Serif'" style:font-family-generic="roman" style:font-pitch="variable" fo:font-size="48pt" style:font-size-asian="48pt" style:font-size-complex="48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family="'DejaVu Serif'" style:font-family-generic="roman" style:font-pitch="variable" fo:font-size="26pt" style:font-size-asian="26pt" style:font-size-complex="2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T1" style:family="text">
      <style:text-properties fo:font-family="'DejaVu Serif'" style:font-family-generic="roman" style:font-pitch="variable" fo:font-size="48pt" style:font-size-asian="48pt" style:font-size-complex="48pt"/>
    </style:style>
    <style:style style:name="T2" style:family="text">
      <style:text-properties fo:font-family="'DejaVu Serif'" style:font-family-generic="roman" style:font-pitch="variable" fo:font-size="26pt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family="'Times New Roman'" style:font-family-generic="roman" style:font-pitch="variable" fo:font-size="26pt" fo:font-style="italic" style:font-family-asian="Arial" style:font-style-name-asian="Normal" style:font-family-generic-asian="swiss" style:font-size-asian="26pt" style:font-style-asian="italic" style:font-family-complex="Arial" style:font-style-name-complex="Normal" style:font-family-generic-complex="swiss" style:font-size-complex="26pt" style:font-style-complex="italic"/>
    </style:style>
    <style:style style:name="T5" style:family="text">
      <style:text-properties fo:font-family="'Times New Roman'" style:font-family-generic="roman" style:font-pitch="variable" fo:font-size="15pt" fo:font-style="italic" style:font-family-asian="Arial" style:font-style-name-asian="Normal" style:font-family-generic-asian="swiss" style:font-size-asian="15pt" style:font-style-asian="italic" style:font-family-complex="Arial" style:font-style-name-complex="Normal" style:font-family-generic-complex="swiss" style:font-size-complex="15pt" style:font-style-complex="italic"/>
    </style:style>
    <style:style style:name="T6" style:family="text">
      <style:text-properties fo:font-family="Arial" style:font-family-generic="swiss" style:font-pitch="variable" fo:font-size="26pt" fo:font-style="normal" style:font-family-asian="Arial" style:font-style-name-asian="Normal" style:font-family-generic-asian="swiss" style:font-size-asian="26pt" style:font-style-asian="normal" style:font-family-complex="Arial" style:font-style-name-complex="Normal" style:font-family-generic-complex="swiss" style:font-size-complex="26pt" style:font-style-complex="normal"/>
    </style:style>
    <style:style style:name="T7" style:family="text">
      <style:text-properties fo:font-family="Arial" style:font-family-generic="swiss" style:font-pitch="variable" fo:font-size="26pt" fo:font-style="italic" style:font-family-asian="Arial" style:font-style-name-asian="Normal" style:font-family-generic-asian="swiss" style:font-size-asian="26pt" style:font-style-asian="italic" style:font-family-complex="Arial" style:font-style-name-complex="Normal" style:font-family-generic-complex="swiss" style:font-size-complex="26pt" style:font-style-complex="italic"/>
    </style:style>
    <style:style style:name="T8" style:family="text">
      <style:text-properties fo:font-family="'Times New Roman'" style:font-family-generic="roman" style:font-pitch="variable" fo:font-size="16pt" fo:font-style="italic" style:font-family-asian="Arial" style:font-style-name-asian="Normal" style:font-family-generic-asian="swiss" style:font-size-asian="16pt" style:font-style-asian="italic" style:font-family-complex="Arial" style:font-style-name-complex="Normal" style:font-family-generic-complex="swiss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draw:style-name="gr1" draw:text-style-name="P1" draw:layer="layout" svg:width="25cm" svg:height="7cm" svg:x="1cm" svg:y="6.5cm">
          <draw:text-box>
            <text:p text:style-name="P1"><text:span text:style-name="T1">Fluktuacje Magnetyzacji Idealnego Paramagnetyka w Polu Zewnętrzny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2" draw:text-style-name="P3" draw:layer="layout" svg:width="24.299cm" svg:height="2.755cm" svg:x="1.254cm" svg:y="0.126cm" presentation:class="title" presentation:user-transformed="true">
          <draw:text-box>
            <text:p text:style-name="P3"><text:span text:style-name="T2">Fluktuacje Magnetyzacji Idealnego Paramagnetyka w Polu Zewnętrznym</text:span></text:p>
          </draw:text-box>
        </draw:frame>
        <draw:frame presentation:style-name="pr3" draw:text-style-name="P4" draw:layer="layout" svg:width="24.15cm" svg:height="4.788cm" svg:x="1.35cm" svg:y="4.212cm" presentation:class="outline" presentation:user-transformed="true">
          <draw:text-box>
            <text:list text:style-name="L3">
              <text:list-item>
                <text:p text:style-name="P4"><text:span text:style-name="T3">Paramagnetyzm – zjawisko magnesowania się ciała w zewnętrznym polu magnetycznym zgodnie z kierunkiem tego pola</text:span></text:p>
              </text:list-item>
            </text:list>
          </draw:text-box>
        </draw:frame>
        <draw:frame draw:style-name="gr3" draw:text-style-name="P4" draw:layer="layout" svg:width="25.157cm" svg:height="2.301cm" svg:x="1.343cm" svg:y="7.5cm">
          <draw:text-box>
            <text:p text:style-name="P4"><text:span text:style-name="T3">W niezbyt niskich temperaturach oraz przy niezbyt wysokich polach magnetyzacja paramagnetyka wyraża się wzorem:</text:span></text:p>
          </draw:text-box>
        </draw:frame>
        <draw:frame draw:style-name="gr4" draw:layer="layout" svg:width="4.24cm" svg:height="1.2cm" svg:x="11.26cm" svg:y="10.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24.911cm" svg:height="2.5cm" svg:x="1.5cm" svg:y="12cm">
          <draw:text-box>
            <text:p text:style-name="P4"><text:span text:style-name="T3">Magnetyzacja jest liniowa, w przeciwieństwie do </text:span></text:p>
            <text:p text:style-name="P4"><text:span text:style-name="T3">ferromagnetyka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2" draw:text-style-name="P3" draw:layer="layout" svg:width="24.299cm" svg:height="2.755cm" svg:x="1.254cm" svg:y="0.126cm" presentation:class="title" presentation:user-transformed="true">
          <draw:text-box>
            <text:p text:style-name="P3"><text:span text:style-name="T2">Fluktuacje Magnetyzacji Idealnego Paramagnetyka w Polu Zewnętrznym</text:span></text:p>
          </draw:text-box>
        </draw:frame>
        <draw:frame presentation:style-name="pr5" draw:text-style-name="P4" draw:layer="layout" svg:width="24.15cm" svg:height="1.288cm" svg:x="1cm" svg:y="3.712cm" presentation:class="outline" presentation:user-transformed="true">
          <draw:text-box>
            <text:list text:style-name="L3">
              <text:list-item>
                <text:p text:style-name="P4"><text:span text:style-name="T3">Hamiltonian w Modelu Isinga opisujący magnetyk:</text:span></text:p>
              </text:list-item>
            </text:list>
          </draw:text-box>
        </draw:frame>
        <draw:frame draw:style-name="gr4" draw:layer="layout" svg:width="15.46cm" svg:height="2.48cm" svg:x="5cm" svg:y="5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text-style-name="P4" draw:layer="layout" svg:width="12.5cm" svg:height="1.288cm" svg:x="6.5cm" svg:y="8.5cm" presentation:class="outline" presentation:user-transformed="true">
          <draw:text-box>
            <text:list text:style-name="L3">
              <text:list-item>
                <text:p text:style-name="P4"><text:span text:style-name="T4">J</text:span><text:span text:style-name="T5">ij</text:span><text:span text:style-name="T4"> &gt; 0 </text:span><text:span text:style-name="T6">- ferromagnetyk</text:span><text:span text:style-name="T7"> </text:span></text:p>
              </text:list-item>
            </text:list>
          </draw:text-box>
        </draw:frame>
        <draw:frame presentation:style-name="pr5" draw:text-style-name="P4" draw:layer="layout" svg:width="12.5cm" svg:height="1.288cm" svg:x="6.5cm" svg:y="10.288cm" presentation:class="outline" presentation:user-transformed="true">
          <draw:text-box>
            <text:list text:style-name="L3">
              <text:list-item>
                <text:p text:style-name="P4"><text:span text:style-name="T4">J</text:span><text:span text:style-name="T8">ij</text:span><text:span text:style-name="T4"> &lt; 0 </text:span><text:span text:style-name="T6">- antyferromagnetyk</text:span><text:span text:style-name="T7"> </text:span></text:p>
              </text:list-item>
            </text:list>
          </draw:text-box>
        </draw:frame>
        <draw:frame presentation:style-name="pr5" draw:text-style-name="P4" draw:layer="layout" svg:width="12.5cm" svg:height="1.288cm" svg:x="6.5cm" svg:y="12.288cm" presentation:class="outline" presentation:user-transformed="true">
          <draw:text-box>
            <text:list text:style-name="L3">
              <text:list-item>
                <text:p text:style-name="P4"><text:span text:style-name="T4">J</text:span><text:span text:style-name="T8">ij</text:span><text:span text:style-name="T4"> = 0 </text:span><text:span text:style-name="T6">- paramagnetyk</text:span></text:p>
              </text:list-item>
            </text:list>
          </draw:text-box>
        </draw:frame>
        <draw:frame draw:style-name="gr6" draw:text-style-name="P4" draw:layer="layout" svg:width="13.037cm" svg:height="1.276cm" svg:x="2cm" svg:y="15cm">
          <draw:text-box>
            <text:p text:style-name="P4"><text:span text:style-name="T3">Magnetyzacja paramagnetyka:</text:span></text:p>
          </draw:text-box>
        </draw:frame>
        <draw:frame draw:style-name="gr4" draw:layer="layout" svg:width="5.25cm" svg:height="1.5cm" svg:x="17.5cm" svg:y="1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2" draw:text-style-name="P3" draw:layer="layout" svg:width="24.299cm" svg:height="2.755cm" svg:x="1.254cm" svg:y="0.126cm" presentation:class="title" presentation:user-transformed="true">
          <draw:text-box>
            <text:p text:style-name="P3"><text:span text:style-name="T2">Fluktuacje Magnetyzacji Idealnego Paramagnetyka w Polu Zewnętrznym</text:span></text:p>
          </draw:text-box>
        </draw:frame>
        <draw:frame presentation:style-name="pr5" draw:text-style-name="P4" draw:layer="layout" svg:width="24.15cm" svg:height="2.551cm" svg:x="1cm" svg:y="3.712cm" presentation:class="outline" presentation:user-transformed="true">
          <draw:text-box>
            <text:list text:style-name="L3">
              <text:list-item>
                <text:p text:style-name="P4"><text:span text:style-name="T3">Definicja fluktuacji:</text:span></text:p>
                <text:p text:style-name="P4"><text:span text:style-name="T3"/></text:p>
              </text:list-item>
            </text:list>
          </draw:text-box>
        </draw:frame>
        <draw:frame draw:style-name="gr4" draw:layer="layout" svg:width="22.106cm" svg:height="2.862cm" svg:x="2cm" svg:y="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4" draw:layer="layout" svg:width="21.47cm" svg:height="2.301cm" svg:x="1.963cm" svg:y="8.5cm">
          <draw:text-box>
            <text:p text:style-name="P4"><text:span text:style-name="T3">Dla paramagnetyka wartość teoretyczna średniego </text:span></text:p>
            <text:p text:style-name="P4"><text:span text:style-name="T3">spinu w rozkładzie kanonicznym wynosi:</text:span></text:p>
          </draw:text-box>
        </draw:frame>
        <draw:frame draw:style-name="gr4" draw:layer="layout" svg:width="10.35cm" svg:height="1.5cm" svg:x="7.15cm" svg:y="1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 draw:page-number="2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4.299cm" svg:height="3.005cm" svg:x="1.254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2-01-18T06:01:08</meta:creation-date>
    <dc:language>fi-FI</dc:language>
    <meta:editing-cycles>4</meta:editing-cycles>
    <meta:editing-duration>PT00H46M18S</meta:editing-duration>
    <meta:initial-creator>Mateusz </meta:initial-creator>
    <dc:date>2012-01-18T07:18:34</dc:date>
    <dc:creator>Mateusz </dc:creator>
    <meta:document-statistic meta:object-count="5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lossy.otp"/>
  </office:meta>
</office:document-meta>
</file>

<file path=Object 1/content.xml><?xml version="1.0" encoding="utf-8"?>
<math xmlns="http://www.w3.org/1998/Math/MathML">
  <semantics>
    <mrow>
      <mrow>
        <mi>M</mi>
        <mi mathvariant="normal">=</mi>
        <mo stretchy="false">χ</mo>
      </mrow>
      <mi>H</mi>
    </mrow>
    <annotation encoding="StarMath 5.0">M = %chi H</annotation>
  </semantics>
</math>
</file>

<file path=Object 2/content.xml><?xml version="1.0" encoding="utf-8"?>
<math xmlns="http://www.w3.org/1998/Math/MathML">
  <semantics>
    <mrow>
      <mi/>
      <mrow>
        <mi>E</mi>
        <mi mathvariant="normal">=</mi>
        <mrow>
          <mi mathvariant="normal">−</mi>
          <mfrac>
            <mn>1</mn>
            <mn>2</mn>
          </mfrac>
        </mrow>
      </mrow>
      <mrow>
        <msub>
          <mi mathvariant="normal">∑</mi>
          <mrow>
            <mi stretchy="false" mathvariant="normal">〈</mi>
            <mrow>
              <mi>i</mi>
              <mi>,</mi>
              <mi>j</mi>
            </mrow>
            <mi stretchy="false" mathvariant="normal">〉</mi>
          </mrow>
        </msub>
        <msub>
          <mi>J</mi>
          <mi mathvariant="italic">ij</mi>
        </msub>
      </mrow>
      <msub>
        <mi>S</mi>
        <mi>i</mi>
      </msub>
      <mrow>
        <msub>
          <mi>S</mi>
          <mi>j</mi>
        </msub>
        <mi mathvariant="normal">−</mi>
        <mi>H</mi>
      </mrow>
      <mo stretchy="false">γ</mo>
      <mrow>
        <msub>
          <mi mathvariant="normal">∑</mi>
          <mi>i</mi>
        </msub>
        <msub>
          <mi>S</mi>
          <mi>i</mi>
        </msub>
      </mrow>
    </mrow>
    <annotation encoding="StarMath 5.0">`E=- {1 over 2} sum_{langle i,j rangle  }J_{ij} S_i S_j - H %gamma sum_{i} S_{i}</annotation>
  </semantics>
</math>
</file>

<file path=Object 3/content.xml><?xml version="1.0" encoding="utf-8"?>
<math xmlns="http://www.w3.org/1998/Math/MathML">
  <semantics>
    <mtable>
      <mtr>
        <mtd>
          <mrow>
            <mrow>
              <mrow>
                <msubsup>
                  <mo stretchy="false">σ</mo>
                  <mi>M</mi>
                  <mn>2</mn>
                </msubsup>
                <mi mathvariant="normal">=</mi>
                <mrow>
                  <mi stretchy="false" mathvariant="normal">〈</mi>
                  <msup>
                    <mrow>
                      <mo stretchy="false">(</mo>
                      <mrow>
                        <mi>M</mi>
                        <mi mathvariant="normal">−</mi>
                        <mrow>
                          <mi stretchy="false" mathvariant="normal">〈</mi>
                          <mi>M</mi>
                          <mi stretchy="false" mathvariant="normal">〉</mi>
                        </mrow>
                      </mrow>
                      <mo stretchy="false">)</mo>
                    </mrow>
                    <mn>2</mn>
                  </msup>
                  <mi stretchy="false" mathvariant="normal">〉</mi>
                </mrow>
              </mrow>
              <mi mathvariant="normal">=</mi>
              <msup>
                <mo stretchy="false">γ</mo>
                <mn>2</mn>
              </msup>
            </mrow>
            <mrow>
              <mrow>
                <mi stretchy="false" mathvariant="normal">〈</mi>
                <msup>
                  <mrow>
                    <mo stretchy="false">(</mo>
                    <mrow>
                      <msub>
                        <mi mathvariant="normal">∑</mi>
                        <mi>i</mi>
                      </msub>
                      <mrow>
                        <mo stretchy="false">(</mo>
                        <mrow>
                          <msub>
                            <mi>S</mi>
                            <mi>i</mi>
                          </msub>
                          <mi mathvariant="normal">−</mi>
                          <mrow>
                            <mi stretchy="false" mathvariant="normal">〈</mi>
                            <mi>S</mi>
                            <mi stretchy="false" mathvariant="normal">〉</mi>
                          </mrow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  <mi stretchy="false" mathvariant="normal">〉</mi>
              </mrow>
              <mi mathvariant="normal">=</mi>
              <msup>
                <mo stretchy="false">γ</mo>
                <mn>2</mn>
              </msup>
            </mrow>
            <mrow>
              <msub>
                <mi mathvariant="normal">∑</mi>
                <mi>i</mi>
              </msub>
              <mrow>
                <mi stretchy="false" mathvariant="normal">〈</mi>
                <msup>
                  <mrow>
                    <mo stretchy="false">(</mo>
                    <mrow>
                      <msub>
                        <mi>S</mi>
                        <mi>i</mi>
                      </msub>
                      <mi mathvariant="normal">−</mi>
                      <mrow>
                        <mi stretchy="false" mathvariant="normal">〈</mi>
                        <mi>S</mi>
                        <mi stretchy="false" mathvariant="normal">〉</mi>
                      </mrow>
                    </mrow>
                    <mo stretchy="false">)</mo>
                  </mrow>
                  <mn>2</mn>
                </msup>
                <mi stretchy="false" mathvariant="normal">〉</mi>
              </mrow>
            </mrow>
          </mrow>
        </mtd>
      </mtr>
      <mtr>
        <mtd>
          <mrow>
            <mrow>
              <msubsup>
                <mo stretchy="false">σ</mo>
                <mi>M</mi>
                <mn>2</mn>
              </msubsup>
              <mi mathvariant="normal">=</mi>
              <msup>
                <mo stretchy="false">γ</mo>
                <mn>2</mn>
              </msup>
            </mrow>
            <mrow>
              <mrow>
                <msub>
                  <mi mathvariant="normal">∑</mi>
                  <mi>i</mi>
                </msub>
                <mrow>
                  <mo stretchy="false">(</mo>
                  <mrow>
                    <mrow>
                      <mi stretchy="false" mathvariant="normal">〈</mi>
                      <msup>
                        <mi>S</mi>
                        <mn>2</mn>
                      </msup>
                      <mi stretchy="false" mathvariant="normal">〉</mi>
                    </mrow>
                    <mi mathvariant="normal">−</mi>
                    <msup>
                      <mrow>
                        <mi stretchy="false" mathvariant="normal">〈</mi>
                        <mi>S</mi>
                        <mi stretchy="false" mathvariant="normal">〉</mi>
                      </mrow>
                      <mn>2</mn>
                    </msup>
                  </mrow>
                  <mo stretchy="false">)</mo>
                </mrow>
              </mrow>
              <mi mathvariant="normal">=</mi>
              <msup>
                <mo stretchy="false">γ</mo>
                <mn>2</mn>
              </msup>
            </mrow>
            <mi>N</mi>
            <mrow>
              <mo stretchy="false">(</mo>
              <mrow>
                <mn>1</mn>
                <mi mathvariant="normal">−</mi>
                <msup>
                  <mrow>
                    <mi stretchy="false" mathvariant="normal">〈</mi>
                    <mi>S</mi>
                    <mi stretchy="false" mathvariant="normal">〉</mi>
                  </mrow>
                  <mn>2</mn>
                </msup>
              </mrow>
              <mo stretchy="false">)</mo>
            </mrow>
          </mrow>
        </mtd>
      </mtr>
    </mtable>
    <annotation encoding="StarMath 5.0">%sigma_M^2 = langle (M - langle M rangle )^2 rangle = %gamma^2 langle ( sum_i (S_i - langle S rangle ))^2 rangle = %gamma^2  sum_i langle (S_i - langle S rangle)^2 rangle  newline 
%sigma_M^2 = %gamma^2 sum_i ( langle S^2 rangle - langle S rangle^2) = %gamma^2 N ( 1 - langle S rangle^2)</annotation>
  </semantics>
</math>
</file>

<file path=Object 4/content.xml><?xml version="1.0" encoding="utf-8"?>
<math xmlns="http://www.w3.org/1998/Math/MathML">
  <semantics>
    <mrow>
      <mrow>
        <mrow>
          <mi stretchy="false" mathvariant="normal">〈</mi>
          <mi>S</mi>
          <mi stretchy="false" mathvariant="normal">〉</mi>
        </mrow>
        <mi mathvariant="normal">=</mi>
        <mi>tanh</mi>
      </mrow>
      <mrow>
        <mo stretchy="false">(</mo>
        <mrow>
          <mo stretchy="false">β</mo>
          <mo stretchy="false">γ</mo>
          <mi>H</mi>
        </mrow>
        <mo stretchy="false">)</mo>
      </mrow>
    </mrow>
    <annotation encoding="StarMath 5.0">langle S rangle = tanh(%beta %gamma H)</annotation>
  </semantics>
</math>
</file>

<file path=Object 5/content.xml><?xml version="1.0" encoding="utf-8"?>
<math xmlns="http://www.w3.org/1998/Math/MathML">
  <semantics>
    <mrow>
      <mrow>
        <mi>M</mi>
        <mi mathvariant="normal">=</mi>
        <mo stretchy="false">γ</mo>
      </mrow>
      <mrow>
        <msub>
          <mi mathvariant="normal">∑</mi>
          <mi>i</mi>
        </msub>
        <msub>
          <mi>S</mi>
          <mi>i</mi>
        </msub>
      </mrow>
    </mrow>
    <annotation encoding="StarMath 5.0">M = %gamma sum_i S_i</annotation>
  </semantics>
</math>
</file>